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1" svg:font-family="OpenSymbol, 'Arial Unicode MS'" style:font-charset="x-symbol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NSimSun2" svg:font-family="NSimSun" style:font-family-generic="modern" style:font-pitch="fixed"/>
    <style:font-face style:name="OpenSymbol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NSimSun" svg:font-family="NSimSun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stroke-linejoin="miter" draw:fill-color="#ffffff" draw:textarea-horizontal-align="justify" draw:textarea-vertical-align="middle" draw:auto-grow-height="false" fo:min-height="0.458cm" fo:min-width="2.206cm"/>
      <style:paragraph-properties style:writing-mode="lr-tb"/>
    </style:style>
    <style:style style:name="gr2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0.6cm" fo:min-width="4.5cm"/>
      <style:paragraph-properties style:writing-mode="lr-tb"/>
    </style:style>
    <style:style style:name="gr3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0.751cm" fo:min-width="3.324cm"/>
      <style:paragraph-properties style:writing-mode="lr-tb"/>
    </style:style>
    <style:style style:name="gr4" style:family="graphic" style:parent-style-name="objectwithoutfill">
      <style:graphic-properties svg:stroke-opacity="100%" draw:stroke-linejoin="miter" draw:fill="none" draw:fill-color="#ffffff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false" fo:min-height="2.8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objectwithoutfill">
      <style:graphic-properties draw:stroke="dash" draw:stroke-dash="Double_20_Dash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487cm" fo:min-width="2.00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82cm" fo:min-width="5.67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674cm" fo:min-width="5.864cm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611cm" fo:min-width="1.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46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251cm" fo:min-width="3.65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6.75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015cm" fo:min-width="6.37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251cm" fo:min-width="3.668cm"/>
      <style:paragraph-properties style:writing-mode="lr-tb"/>
    </style:style>
    <style:style style:name="gr17" style:family="graphic" style:parent-style-name="objectwithoutfill">
      <style:graphic-properties draw:marker-end="Стили_20_стрелок_20_41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486cm" fo:min-width="1.394cm"/>
      <style:paragraph-properties style:writing-mode="lr-tb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objectwithoutfill">
      <style:graphic-properties draw:marker-end="Стили_20_стрелок_20_45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597cm" fo:min-width="2.968cm"/>
      <style:paragraph-properties style:writing-mode="lr-tb"/>
    </style:style>
    <style:style style:name="gr22" style:family="graphic" style:parent-style-name="objectwithoutfill">
      <style:graphic-properties draw:marker-end="Стили_20_стрелок_20_46" draw:marker-end-width="0.3cm" draw:fill="none" draw:textarea-vertical-align="middle"/>
    </style:style>
    <style:style style:name="gr23" style:family="graphic" style:parent-style-name="objectwithoutfill">
      <style:graphic-properties draw:marker-end="Стили_20_стрелок_20_54" draw:marker-end-width="0.3cm" draw:fill="none" draw:textarea-vertical-align="middle"/>
    </style:style>
    <style:style style:name="gr24" style:family="graphic" style:parent-style-name="objectwithoutfill">
      <style:graphic-properties draw:marker-end="Стили_20_стрелок_20_56" draw:marker-end-width="0.3cm" draw:fill="none" draw:textarea-vertical-align="middle"/>
    </style:style>
    <style:style style:name="gr25" style:family="graphic" style:parent-style-name="objectwithoutfill">
      <style:graphic-properties draw:marker-end="" draw:marker-end-width="0.3cm" draw:fill="none" draw:textarea-vertical-align="middle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618cm" fo:min-width="4.552cm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724cm" fo:min-width="4.46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2.25cm" fo:min-width="9cm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945cm" fo:min-width="5.148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207cm" fo:min-width="4.823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43cm" fo:min-width="3.444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413cm" fo:min-width="3.444cm"/>
      <style:paragraph-properties style:writing-mode="lr-tb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1.022cm" fo:min-width="2.178cm"/>
      <style:paragraph-properties style:writing-mode="lr-tb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1.021cm" fo:min-width="2.146cm"/>
      <style:paragraph-properties style:writing-mode="lr-tb"/>
    </style:style>
    <style:style style:name="gr35" style:family="graphic" style:parent-style-name="standard">
      <style:graphic-properties draw:fill="solid" draw:fill-color="#ffffff" draw:textarea-horizontal-align="justify" draw:textarea-vertical-align="middle" draw:auto-grow-height="false" fo:min-height="0.461cm" fo:min-width="1.651cm"/>
      <style:paragraph-properties style:writing-mode="lr-tb"/>
    </style:style>
    <style:style style:name="gr36" style:family="graphic" style:parent-style-name="standard">
      <style:graphic-properties draw:fill="solid" draw:fill-color="#ffffff" draw:textarea-horizontal-align="justify" draw:textarea-vertical-align="middle" draw:auto-grow-height="false" fo:min-height="0.606cm" fo:min-width="2.75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vertical-align="middle" fo:min-height="0.46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vertical-align="middle" fo:min-height="0.47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vertical-align="middle" fo:min-height="0.46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vertical-align="middle" fo:min-height="0.47cm"/>
      <style:paragraph-properties style:writing-mode="lr-tb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0.359cm" fo:min-width="1.438cm"/>
      <style:paragraph-properties style:writing-mode="lr-tb"/>
    </style:style>
    <style:style style:name="gr42" style:family="graphic" style:parent-style-name="standard">
      <style:graphic-properties draw:fill="solid" draw:fill-color="#ffffff" draw:textarea-horizontal-align="justify" draw:textarea-vertical-align="middle" draw:auto-grow-height="false" fo:min-height="0.601cm" fo:min-width="2.758cm"/>
      <style:paragraph-properties style:writing-mode="lr-tb"/>
    </style:style>
    <style:style style:name="gr43" style:family="graphic" style:parent-style-name="objectwithoutfill">
      <style:graphic-properties draw:marker-end="Стили_20_стрелок_20_47" draw:marker-end-width="0.3cm" draw:fill="none" draw:textarea-vertical-align="middle"/>
    </style:style>
    <style:style style:name="gr44" style:family="graphic" style:parent-style-name="objectwithoutfill">
      <style:graphic-properties draw:marker-end="Стили_20_стрелок_20_57" draw:marker-end-width="0.3cm" draw:fill="none" draw:textarea-vertical-align="middle"/>
    </style:style>
    <style:style style:name="gr45" style:family="graphic" style:parent-style-name="objectwithoutfill">
      <style:graphic-properties draw:marker-end="Стили_20_стрелок_20_58" draw:marker-end-width="0.3cm" draw:fill="none" draw:textarea-vertical-align="middle"/>
    </style:style>
    <style:style style:name="gr46" style:family="graphic" style:parent-style-name="objectwithoutfill">
      <style:graphic-properties draw:marker-end="Стили_20_стрелок_20_59" draw:marker-end-width="0.3cm" draw:fill="none" draw:textarea-vertical-align="middle"/>
    </style:style>
    <style:style style:name="gr47" style:family="graphic" style:parent-style-name="objectwithoutfill">
      <style:graphic-properties draw:marker-end="Стили_20_стрелок_20_60" draw:marker-end-width="0.3cm" draw:fill="none" draw:textarea-vertical-align="middle"/>
    </style:style>
    <style:style style:name="gr48" style:family="graphic" style:parent-style-name="objectwithoutfill">
      <style:graphic-properties draw:marker-end="Стили_20_стрелок_20_61" draw:marker-end-width="0.3cm" draw:fill="none" draw:textarea-vertical-align="middle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.456cm" fo:min-width="2.206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74cm" fo:min-width="3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38cm" fo:min-width="6.112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1.5cm" fo:min-width="4cm"/>
      <style:paragraph-properties style:writing-mode="lr-tb"/>
    </style:style>
    <style:style style:name="gr53" style:family="graphic" style:parent-style-name="objectwithoutfill">
      <style:graphic-properties draw:marker-end="Стили_20_стрелок_20_52" draw:marker-end-width="0.3cm" draw:fill="none" draw:textarea-vertical-align="middle"/>
    </style:style>
    <style:style style:name="gr54" style:family="graphic" style:parent-style-name="objectwithoutfill">
      <style:graphic-properties draw:marker-end="Стили_20_стрелок_20_53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cm"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-color="#ffffff"/>
      <style:paragraph-properties fo:margin-top="0cm" fo:margin-bottom="0cm" fo:text-align="center" style:writing-mode="lr-tb"/>
      <style:text-properties fo:font-size="10pt" style:font-size-asian="10pt" style:font-size-complex="10pt"/>
    </style:style>
    <style:style style:name="P11" style:family="paragraph">
      <style:paragraph-properties fo:margin-top="0cm" fo:margin-bottom="0cm" fo:text-align="center" style:writing-mode="lr-tb"/>
      <style:text-properties fo:font-size="10pt" style:font-size-asian="18pt" style:font-size-complex="18pt"/>
    </style:style>
    <style:style style:name="P12" style:family="paragraph">
      <style:paragraph-properties fo:margin-top="0cm" fo:margin-bottom="0cm" fo:text-align="center" style:writing-mode="lr-tb"/>
      <style:text-properties fo:font-size="10pt"/>
    </style:style>
    <style:style style:name="P13" style:family="paragraph">
      <loext:graphic-properties draw:fill="solid" draw:fill-color="#ffffff"/>
      <style:paragraph-properties fo:margin-top="0cm" fo:margin-bottom="0cm" fo:text-align="center" style:writing-mode="lr-tb"/>
      <style:text-properties fo:font-size="10pt"/>
    </style:style>
    <style:style style:name="P14" style:family="paragraph">
      <style:paragraph-properties fo:margin-top="0cm" fo:margin-bottom="0cm"/>
    </style:style>
    <style:style style:name="P15" style:family="paragraph">
      <loext:graphic-properties draw:fill="none" draw:fill-color="#ffffff"/>
      <style:paragraph-properties fo:margin-top="0cm" fo:margin-bottom="0cm" style:writing-mode="lr-tb"/>
      <style:text-properties fo:font-size="10pt"/>
    </style:style>
    <style:style style:name="P16" style:family="paragraph">
      <loext:graphic-properties draw:fill="none"/>
      <style:paragraph-properties fo:margin-top="0cm" fo:margin-bottom="0cm" fo:text-align="center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margin-left="0cm" fo:margin-right="0cm" fo:text-align="center" fo:text-indent="0cm" style:writing-mode="lr-tb"/>
      <style:text-properties fo:font-size="10pt" style:font-size-asian="10pt" style:font-size-complex="10pt"/>
    </style:style>
    <style:style style:name="P19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10pt" style:font-size-asian="10pt" style:font-size-complex="10pt"/>
    </style:style>
    <style:style style:name="P20" style:family="paragraph">
      <style:paragraph-properties fo:margin-left="0cm" fo:margin-right="0cm" fo:text-align="center" fo:text-indent="0cm" style:writing-mode="lr-tb"/>
      <style:text-properties fo:font-size="9pt" style:font-size-asian="9pt" style:font-size-complex="9pt"/>
    </style:style>
    <style:style style:name="P21" style:family="paragraph">
      <style:paragraph-properties fo:margin-left="0cm" fo:margin-right="0cm" fo:text-align="center" fo:text-indent="0cm" style:writing-mode="lr-tb"/>
      <style:text-properties fo:font-size="7pt" style:font-size-asian="7pt" style:font-size-complex="7pt"/>
    </style:style>
    <style:style style:name="P22" style:family="paragraph">
      <loext:graphic-properties draw:fill="solid" draw:fill-color="#ffffff"/>
      <style:paragraph-properties fo:margin-left="0cm" fo:margin-right="0cm" fo:text-align="center" fo:text-indent="0cm" style:writing-mode="lr-tb"/>
      <style:text-properties fo:font-size="7pt" style:font-size-asian="7pt" style:font-size-complex="7pt"/>
    </style:style>
    <style:style style:name="P23" style:family="paragraph">
      <style:paragraph-properties fo:margin-left="0cm" fo:margin-right="0cm" fo:text-align="center" fo:text-indent="0cm" style:writing-mode="lr-tb"/>
      <style:text-properties fo:font-size="10pt"/>
    </style:style>
    <style:style style:name="P24" style:family="paragraph">
      <loext:graphic-properties draw:fill="solid" draw:fill-color="#ffffff"/>
      <style:paragraph-properties fo:margin-left="0cm" fo:margin-right="0cm" fo:text-align="center" fo:text-indent="0cm" style:writing-mode="lr-tb"/>
      <style:text-properties fo:font-size="10pt"/>
    </style:style>
    <style:style style:name="P25" style:family="paragraph">
      <style:paragraph-properties fo:margin-left="0cm" fo:margin-right="0cm" fo:text-align="center" fo:text-indent="0cm" style:writing-mode="lr-tb"/>
      <style:text-properties fo:font-size="8pt" style:font-size-asian="8pt" style:font-size-complex="8pt"/>
    </style:style>
    <style:style style:name="P26" style:family="paragraph">
      <loext:graphic-properties draw:fill="solid" draw:fill-color="#ffffff"/>
      <style:paragraph-properties fo:margin-left="0cm" fo:margin-right="0cm" fo:text-align="center" fo:text-indent="0cm" style:writing-mode="lr-tb"/>
      <style:text-properties fo:font-size="8pt" style:font-size-asian="8pt" style:font-size-complex="8pt"/>
    </style:style>
    <style:style style:name="P27" style:family="paragraph">
      <style:paragraph-properties fo:margin-left="0cm" fo:margin-right="0cm" fo:text-indent="0cm"/>
    </style:style>
    <style:style style:name="P28" style:family="paragraph">
      <loext:graphic-properties draw:fill="none" draw:fill-color="#ffffff"/>
      <style:paragraph-properties fo:margin-left="0cm" fo:margin-right="0cm" fo:text-indent="0cm" style:writing-mode="lr-tb"/>
      <style:text-properties fo:font-size="10pt"/>
    </style:style>
    <style:style style:name="P29" style:family="paragraph">
      <style:paragraph-properties fo:margin-left="0cm" fo:margin-right="0cm" fo:text-align="center" fo:text-indent="0cm"/>
    </style:style>
    <style:style style:name="P3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0pt"/>
    </style:style>
    <style:style style:name="P31" style:family="paragraph">
      <loext:graphic-properties draw:fill="none"/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32" style:family="paragraph">
      <loext:graphic-properties draw:fill="none"/>
      <style:paragraph-properties fo:margin-left="0cm" fo:margin-right="0cm" fo:text-align="center" fo:text-indent="0cm"/>
    </style:style>
    <style:style style:name="P33" style:family="paragraph">
      <style:paragraph-properties fo:text-align="center" style:writing-mode="lr-tb"/>
      <style:text-properties fo:font-size="10pt" style:font-size-asian="18pt" style:font-size-complex="18pt"/>
    </style:style>
    <style:style style:name="P34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0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controls" svg:width="3cm" svg:height="1.002cm" draw:transform="skewX (-0.000698131700797732) rotate (-0.000872664625997355) translate (9cm 11.997cm)">
          <text:p text:style-name="P1"><text:span text:style-name="T1">int main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2" draw:id="id2" draw:layer="controls" svg:width="5cm" svg:height="0.85cm" svg:x="8cm" svg:y="15.75cm">
          <text:p text:style-name="P1"><text:span text:style-name="T1">setlocale(LC_ALL, "Russian")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5cm" svg:height="1cm" svg:x="8cm" svg:y="17cm">
          <text:p text:style-name="P1"><text:span text:style-name="T1">secondTask(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xml:id="id4" draw:id="id4" draw:layer="layout" draw:type="line" svg:x1="10.501cm" svg:y1="13.002cm" svg:x2="10.5cm" svg:y2="15.75cm" draw:start-shape="id1" draw:start-glue-point="6" draw:end-shape="id2" draw:end-glue-point="4" svg:d="M10501 13002l-1 2748" svg:viewBox="0 0 2 2749">
          <text:p/>
        </draw:connector>
        <draw:connector draw:style-name="gr5" draw:text-style-name="P5" draw:layer="layout" svg:x1="10.5cm" svg:y1="16.6cm" svg:x2="10.5cm" svg:y2="17cm" draw:start-shape="id2" draw:start-glue-point="6" draw:end-shape="id3" draw:end-glue-point="0" svg:d="M10500 16600v400" svg:viewBox="0 0 1 401">
          <text:p/>
        </draw:connector>
        <draw:custom-shape draw:name="Text-Annotation-2" draw:style-name="gr6" draw:text-style-name="P7" xml:id="id5" draw:id="id5" draw:layer="layout" svg:width="0.495cm" svg:height="3.05cm" svg:x="14.017cm" svg:y="12.8cm">
          <text:p text:style-name="P6"><text:span text:style-name="T2">#include &lt;random&gt;</text:span></text:p>
          <text:p text:style-name="P6"><text:span text:style-name="T2">#include &lt;string&gt;</text:span></text:p>
          <text:p text:style-name="P6"><text:span text:style-name="T2">#include &lt;vector&gt;</text:span></text:p>
          <text:p text:style-name="P6"><text:span text:style-name="T2">#include &lt;iostream&gt;</text:span></text:p>
          <text:p text:style-name="P6"><text:span text:style-name="T2">#include &lt;algorithm&gt; </text:span><text:span text:style-name="T2"><text:line-break/></text:span><text:span text:style-name="T2"> </text:span><text:span text:style-name="T2"><text:line-break/></text:span><text:span text:style-name="T2">using namespace std;</text:span></text:p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7" draw:text-style-name="P8" draw:layer="layout" draw:type="line" svg:x1="10.5cm" svg:y1="14.376cm" svg:x2="14.017cm" svg:y2="14.325cm" draw:start-shape="id4" draw:start-glue-point="0" draw:end-shape="id5" draw:end-glue-point="5" svg:d="M10500 14376l3517-51" svg:viewBox="0 0 3518 52">
          <text:p/>
        </draw:connector>
      </draw:page>
      <draw:page draw:name="page2" draw:style-name="dp1" draw:master-page-name="Обычный">
        <draw:custom-shape draw:style-name="gr8" draw:text-style-name="P10" xml:id="id10" draw:id="id10" draw:layer="layout" svg:width="2.781cm" svg:height="1.043cm" svg:x="10.04cm" svg:y="3.83cm">
          <text:p text:style-name="P9"><text:span text:style-name="T1">void</text:span></text:p>
          <text:p text:style-name="P9"><text:span text:style-name="T1">secondTask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9" xml:id="id8" draw:id="id8" draw:layer="layout" svg:width="6.178cm" svg:height="1.232cm" svg:x="8.33cm" svg:y="5.168cm">
          <text:p text:style-name="P9"><text:span text:style-name="T1">const unsigned int ATTEMPTS = 7;</text:span></text:p>
          <text:p text:style-name="P9"><text:span text:style-name="T1">const int SECRET_MIN = 1,</text:span></text:p>
          <text:p text:style-name="P9"><text:span text:style-name="T1">SECRET_MAX = 100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xml:id="id14" draw:id="id14" draw:layer="layout" svg:width="10.462cm" svg:height="1.924cm" draw:transform="skewX (0.0410152374218667) translate (6.188cm 9cm)">
          <text:p text:style-name="P11"><text:span text:style-name="T3">cout &lt;&lt; "Начинаем игру \"Угадай число от "</text:span></text:p>
          <text:p text:style-name="P11"><text:span text:style-name="T3">&lt;&lt; SECRET_MIN &lt;&lt; " до " &lt;&lt; SECRET_MAX</text:span></text:p>
          <text:p text:style-name="P11"><text:span text:style-name="T3">&lt;&lt; " включительно\". У вас есть " &lt;&lt; ATTEMPTS</text:span></text:p>
          <text:p text:style-name="P11"><text:span text:style-name="T3">&lt;&lt; " попыток, чтобы сделать это.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13" xml:id="id6" draw:id="id6" draw:layer="layout" svg:width="3.5cm" svg:height="1.721cm" svg:x="9.6cm" svg:y="12.85cm">
          <text:p text:style-name="P12"><text:span text:style-name="T4">if (player_won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2" draw:text-style-name="P15" draw:layer="layout" svg:width="1.894cm" svg:height="0.721cm" svg:x="8.022cm" svg:y="13.091cm">
          <draw:text-box>
            <text:p text:style-name="P14">true</text:p>
          </draw:text-box>
        </draw:frame>
        <draw:frame draw:style-name="gr12" draw:text-style-name="P15" draw:layer="layout" svg:width="1.913cm" svg:height="0.721cm" svg:x="13.713cm" svg:y="13.127cm">
          <draw:text-box>
            <text:p text:style-name="P14">false</text:p>
          </draw:text-box>
        </draw:frame>
        <draw:custom-shape draw:style-name="gr13" draw:text-style-name="P11" xml:id="id16" draw:id="id16" draw:layer="layout" svg:width="6.826cm" svg:height="1.5cm" svg:x="3.774cm" svg:y="15.1cm">
          <text:p text:style-name="P11"><text:span text:style-name="T3">cout &lt;&lt;</text:span></text:p>
          <text:p text:style-name="P11"><text:span text:style-name="T3">"Вы угадали загаданное число "</text:span></text:p>
          <text:p text:style-name="P11"><text:span text:style-name="T3">&lt;&lt; SECRET_NUMBER</text:span></text:p>
          <text:p text:style-name="P11"><text:span text:style-name="T3">&lt;&lt; ". Поздравляем!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9" xml:id="id9" draw:id="id9" draw:layer="layout" svg:width="9.487cm" svg:height="1.269cm" svg:x="6.675cm" svg:y="7.404cm">
          <text:p text:style-name="P9"><text:span text:style-name="T1">const int SECRET_NUMBER =</text:span></text:p>
          <text:p text:style-name="P9"><text:span text:style-name="T1">getRandomInt(SECRET_MIN, SECRET_MAX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5" draw:text-style-name="P9" xml:id="id15" draw:id="id15" draw:layer="layout" svg:width="8.992cm" svg:height="1.264cm" svg:x="6.84cm" svg:y="11.216cm">
          <text:p text:style-name="P9"><text:span text:style-name="T1">bool player_won =</text:span></text:p>
          <text:p text:style-name="P9"><text:span text:style-name="T1">playGame(ATTEMPTS, SECRET_NUMBER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1" xml:id="id7" draw:id="id7" draw:layer="layout" svg:width="6.85cm" svg:height="1.5cm" svg:x="12.1cm" svg:y="15.1cm">
          <text:p text:style-name="P11"><text:span text:style-name="T3">cout &lt;&lt;</text:span></text:p>
          <text:p text:style-name="P11"><text:span text:style-name="T3">"К сожалению, вы проиграли.</text:span></text:p>
          <text:p text:style-name="P11"><text:span text:style-name="T3">Секретное число: " &lt;&lt;</text:span></text:p>
          <text:p text:style-name="P11"><text:span text:style-name="T3">SECRET_NUMBER &lt;&lt; ".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7" draw:text-style-name="P16" draw:layer="layout" svg:x1="13.1cm" svg:y1="13.711cm" svg:x2="15.525cm" svg:y2="15.1cm" draw:start-shape="id6" draw:start-glue-point="7" draw:end-shape="id7" draw:end-glue-point="5" svg:d="M13100 13711h2425v1389" svg:viewBox="0 0 2426 1390">
          <text:p/>
        </draw:connector>
        <draw:custom-shape draw:style-name="gr18" draw:text-style-name="P9" xml:id="id11" draw:id="id11" draw:layer="layout" svg:width="3.788cm" svg:height="1.47cm" svg:x="9.525cm" svg:y="19.192cm">
          <text:p text:style-name="P9"><text:span text:style-name="T1">while(playAgain());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16" xml:id="id12" draw:id="id12" draw:layer="layout" draw:type="line" svg:x1="11.419cm" svg:y1="6.4cm" svg:x2="11.418cm" svg:y2="7.404cm" draw:start-shape="id8" draw:start-glue-point="6" draw:end-shape="id9" draw:end-glue-point="0" svg:d="M11419 6400l-1 1004" svg:viewBox="0 0 2 1005">
          <text:p/>
        </draw:connector>
        <draw:connector draw:style-name="gr19" draw:text-style-name="P16" draw:layer="layout" draw:type="line" svg:x1="11.431cm" svg:y1="4.873cm" svg:x2="11.419cm" svg:y2="5.168cm" draw:start-shape="id10" draw:start-glue-point="6" draw:end-shape="id8" draw:end-glue-point="4" svg:d="M11431 4873l-12 295" svg:viewBox="0 0 13 296">
          <text:p/>
        </draw:connector>
        <draw:connector draw:style-name="gr20" draw:text-style-name="P16" draw:layer="layout" draw:line-skew="-6.024cm" svg:x1="9.525cm" svg:y1="19.927cm" svg:x2="11.418cm" svg:y2="6.902cm" draw:start-shape="id11" draw:start-glue-point="5" draw:end-shape="id12" draw:end-glue-point="0" svg:d="M9525 19927h-6525v-13025h8418" svg:viewBox="0 0 8419 13026">
          <text:p/>
        </draw:connector>
        <draw:custom-shape draw:style-name="gr21" draw:text-style-name="P9" xml:id="id13" draw:id="id13" draw:layer="layout" svg:width="5.7cm" svg:height="0.846cm" svg:x="8.569cm" svg:y="21.894cm">
          <text:p text:style-name="P9"><text:span text:style-name="T1">cout &lt;&lt; "Спасибо за игру!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2" draw:text-style-name="P16" draw:layer="layout" draw:line-skew="0.185cm -0.279cm" svg:x1="13.313cm" svg:y1="19.927cm" svg:x2="11.419cm" svg:y2="21.894cm" draw:start-shape="id11" draw:start-glue-point="7" draw:end-shape="id13" draw:end-glue-point="5" svg:d="M13313 19927h687v1073h-2581v894" svg:viewBox="0 0 2582 1968">
          <text:p/>
        </draw:connector>
        <draw:connector draw:style-name="gr19" draw:text-style-name="P16" draw:layer="layout" draw:type="line" svg:x1="11.418cm" svg:y1="8.673cm" svg:x2="11.418cm" svg:y2="9cm" draw:start-shape="id9" draw:start-glue-point="2" draw:end-shape="id14" draw:end-glue-point="5" svg:d="M11418 8673v327" svg:viewBox="0 0 1 328">
          <text:p/>
        </draw:connector>
        <draw:connector draw:style-name="gr19" draw:text-style-name="P16" draw:layer="layout" draw:type="line" svg:x1="11.34cm" svg:y1="10.924cm" svg:x2="11.336cm" svg:y2="11.216cm" draw:start-shape="id14" draw:start-glue-point="8" draw:end-shape="id15" draw:end-glue-point="0" svg:d="M11340 10924l-4 292" svg:viewBox="0 0 5 293">
          <text:p/>
        </draw:connector>
        <draw:connector draw:style-name="gr19" draw:text-style-name="P8" draw:layer="layout" draw:type="line" svg:x1="11.336cm" svg:y1="12.48cm" svg:x2="11.35cm" svg:y2="12.85cm" draw:start-shape="id15" draw:start-glue-point="2" draw:end-shape="id6" draw:end-glue-point="4" svg:d="M11336 12480l14 370" svg:viewBox="0 0 15 371">
          <text:p/>
        </draw:connector>
        <draw:connector draw:style-name="gr23" draw:text-style-name="P8" draw:layer="layout" svg:x1="9.6cm" svg:y1="13.71cm" svg:x2="7.187cm" svg:y2="15.1cm" draw:start-shape="id6" draw:end-shape="id16" draw:end-glue-point="5" svg:d="M9600 13710h-2413v1390" svg:viewBox="0 0 2414 1391">
          <text:p/>
        </draw:connector>
        <draw:connector draw:style-name="gr24" draw:text-style-name="P8" draw:layer="layout" draw:line-skew="-0.11cm" svg:x1="7.187cm" svg:y1="16.6cm" svg:x2="11.419cm" svg:y2="19.192cm" draw:start-shape="id16" draw:start-glue-point="8" draw:end-shape="id11" draw:end-glue-point="4" svg:d="M7187 16600v1200h4232v1392" svg:viewBox="0 0 4233 2593">
          <text:p/>
        </draw:connector>
        <draw:connector draw:style-name="gr25" draw:text-style-name="P8" draw:layer="layout" draw:line-skew="0.235cm" svg:x1="15.525cm" svg:y1="16.6cm" svg:x2="11.419cm" svg:y2="18cm" draw:start-shape="id7" draw:start-glue-point="8" svg:d="M15525 16600v1200h-4106v200" svg:viewBox="0 0 4107 1401">
          <text:p/>
        </draw:connector>
      </draw:page>
      <draw:page draw:name="page3" draw:style-name="dp1" draw:master-page-name="Обычный">
        <draw:custom-shape draw:style-name="gr26" draw:text-style-name="P2" xml:id="id17" draw:id="id17" draw:layer="layout" svg:width="5.6cm" svg:height="1.23cm" svg:x="7.68cm" svg:y="11.88cm">
          <text:p text:style-name="P1"><text:span text:style-name="T1">int getRandomInt</text:span></text:p>
          <text:p text:style-name="P1"><text:span text:style-name="T1">(const int &amp;MIN, const int &amp;MAX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5" draw:layer="layout" svg:x1="10.48cm" svg:y1="13.11cm" svg:x2="10.48cm" svg:y2="13.51cm" draw:start-shape="id17" draw:start-glue-point="6" draw:end-shape="id18" draw:end-glue-point="4" svg:d="M10480 13110v400" svg:viewBox="0 0 1 401">
          <text:p/>
        </draw:connector>
        <draw:custom-shape draw:style-name="gr27" draw:text-style-name="P2" xml:id="id19" draw:id="id19" draw:layer="layout" svg:width="5.5cm" svg:height="1.38cm" svg:x="7.73cm" svg:y="16.38cm">
          <text:p text:style-name="P1"><text:span text:style-name="T1">return</text:span></text:p>
          <text:p text:style-name="P1"><text:span text:style-name="T1">distribution(mersenne);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8" draw:text-style-name="P17" xml:id="id18" draw:id="id18" draw:layer="layout" svg:width="9.5cm" svg:height="2.5cm" svg:x="5.73cm" svg:y="13.51cm">
          <text:p text:style-name="P17">random_device random_device;</text:p>
          <text:p text:style-name="P17">mt19937 mersenne(random_device());</text:p>
          <text:p text:style-name="P17"/>
          <text:p text:style-name="P17">uniform_int_distribution&lt;&gt; distribution(MIN, MAX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8" draw:layer="layout" draw:type="line" svg:x1="10.48cm" svg:y1="16.01cm" svg:x2="10.48cm" svg:y2="16.38cm" draw:start-shape="id18" draw:start-glue-point="6" draw:end-shape="id19" draw:end-glue-point="4" svg:d="M10480 16010v370" svg:viewBox="0 0 1 371">
          <text:p/>
        </draw:connector>
      </draw:page>
      <draw:page draw:name="page4" draw:style-name="dp1" draw:master-page-name="Обычный">
        <draw:custom-shape draw:style-name="gr29" draw:text-style-name="P19" xml:id="id24" draw:id="id24" draw:layer="layout" svg:width="6.262cm" svg:height="1.693cm" svg:x="5.836cm" svg:y="5.85cm">
          <text:p text:style-name="P18"><text:span text:style-name="T1">bool playGame</text:span></text:p>
          <text:p text:style-name="P18"><text:span text:style-name="T1">(const unsigned int &amp;ATTEMPTS,</text:span></text:p>
          <text:p text:style-name="P18"><text:span text:style-name="T1">const int &amp;SECRET_NUMBER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0" xml:id="id25" draw:id="id25" draw:layer="layout" svg:width="8.913cm" svg:height="1.456cm" svg:x="4.51cm" svg:y="7.879cm">
          <text:p text:style-name="P20"><text:span text:style-name="T5">for (size_t counter = 1; counter &lt;= ATTEMPTS; ++counter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1" draw:text-style-name="P18" xml:id="id22" draw:id="id22" draw:layer="layout" svg:width="6.262cm" svg:height="1.079cm" svg:x="5.836cm" svg:y="9.664cm">
          <text:p text:style-name="P18"><text:span text:style-name="T1">cout &lt;&lt; "Ваша попытка №"</text:span></text:p>
          <text:p text:style-name="P18"><text:span text:style-name="T1">&lt;&lt; counter &lt;&lt; ": ";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18" xml:id="id23" draw:id="id23" draw:layer="layout" svg:width="6.262cm" svg:height="1.051cm" svg:x="5.836cm" svg:y="11.033cm">
          <text:p text:style-name="P18"><text:span text:style-name="T1">int ATTEMPT;</text:span></text:p>
          <text:p text:style-name="P18"><text:span text:style-name="T1">cin &gt;&gt; ATTEMPT;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3" draw:text-style-name="P22" xml:id="id26" draw:id="id26" draw:layer="layout" svg:width="5.354cm" svg:height="2.544cm" draw:transform="skewX (-0.00122173047639603) rotate (-0.00104719755119678) translate (6.303cm 12.425cm)">
          <text:p text:style-name="P21"><text:span text:style-name="T6">if (ATTEMPT &gt; SECRET_NUMBER)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4" draw:text-style-name="P22" xml:id="id20" draw:id="id20" draw:layer="layout" svg:width="5.292cm" svg:height="2.541cm" svg:x="10.367cm" svg:y="16.042cm">
          <text:p text:style-name="P21"><text:span text:style-name="T6">else if</text:span></text:p>
          <text:p text:style-name="P21"><text:span text:style-name="T6">(ATTEMPT &lt; SECRET_NUMBER)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5" draw:text-style-name="P24" xml:id="id33" draw:id="id33" draw:layer="layout" svg:width="2.385cm" svg:height="1.007cm" draw:transform="skewX (-0.0277507351067098) translate (7.717cm 22.843cm)">
          <text:p text:style-name="P23"><text:span text:style-name="T4">return false;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6" draw:text-style-name="P26" xml:id="id27" draw:id="id27" draw:layer="layout" svg:width="5.354cm" svg:height="0.855cm" svg:x="2.275cm" svg:y="16.042cm">
          <text:p text:style-name="P25"><text:span text:style-name="T7">cout &lt;&lt; "Введённое число"</text:span></text:p>
          <text:p text:style-name="P25"><text:span text:style-name="T7">&lt;&lt;</text:span><text:span text:style-name="T8"> " больше загаданного.\n";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37" draw:text-style-name="P28" draw:layer="layout" svg:width="1.337cm" svg:height="0.721cm" svg:x="5.211cm" svg:y="13.116cm">
          <draw:text-box>
            <text:p text:style-name="P27">true</text:p>
          </draw:text-box>
        </draw:frame>
        <draw:frame draw:style-name="gr38" draw:text-style-name="P30" draw:layer="layout" svg:width="1.508cm" svg:height="0.721cm" svg:x="11.474cm" svg:y="13.114cm">
          <draw:text-box>
            <text:p text:style-name="P29">false</text:p>
          </draw:text-box>
        </draw:frame>
        <draw:frame draw:style-name="gr39" draw:text-style-name="P30" draw:layer="layout" svg:width="1.526cm" svg:height="0.721cm" svg:x="15.477cm" svg:y="16.75cm">
          <draw:text-box>
            <text:p text:style-name="P29">false</text:p>
          </draw:text-box>
        </draw:frame>
        <draw:frame draw:style-name="gr40" draw:text-style-name="P28" draw:layer="layout" svg:width="1.317cm" svg:height="0.721cm" svg:x="9.3cm" svg:y="16.754cm">
          <draw:text-box>
            <text:p text:style-name="P27">true</text:p>
          </draw:text-box>
        </draw:frame>
        <draw:custom-shape draw:style-name="gr41" draw:text-style-name="P24" xml:id="id21" draw:id="id21" draw:layer="layout" svg:width="2.148cm" svg:height="0.861cm" svg:x="15.927cm" svg:y="19.426cm">
          <text:p text:style-name="P23"><text:span text:style-name="T4">return true;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2" draw:text-style-name="P26" xml:id="id28" draw:id="id28" draw:layer="layout" svg:width="5.354cm" svg:height="0.851cm" svg:x="6.303cm" svg:y="19.436cm">
          <text:p text:style-name="P25"><text:span text:style-name="T8">cout &lt;&lt; "Введённое число"</text:span></text:p>
          <text:p text:style-name="P25"><text:span text:style-name="T8">&lt;&lt; " меньше загаданного.\n";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3" draw:text-style-name="P31" draw:layer="layout" svg:x1="15.659cm" svg:y1="17.313cm" svg:x2="17.001cm" svg:y2="19.426cm" draw:start-shape="id20" draw:start-glue-point="7" draw:end-shape="id21" draw:end-glue-point="4" svg:d="M15659 17313h1342v2113" svg:viewBox="0 0 1343 2114">
          <text:p/>
        </draw:connector>
        <draw:connector draw:style-name="gr19" draw:text-style-name="P31" draw:layer="layout" draw:type="line" svg:x1="8.967cm" svg:y1="10.743cm" svg:x2="8.967cm" svg:y2="11.033cm" draw:start-shape="id22" draw:start-glue-point="8" draw:end-shape="id23" draw:end-glue-point="5" svg:d="M8967 10743v290" svg:viewBox="0 0 1 291">
          <text:p/>
        </draw:connector>
        <draw:connector draw:style-name="gr19" draw:text-style-name="P32" draw:layer="layout" draw:type="line" svg:x1="8.967cm" svg:y1="7.543cm" svg:x2="8.967cm" svg:y2="7.879cm" draw:start-shape="id24" draw:start-glue-point="6" draw:end-shape="id25" draw:end-glue-point="4" svg:d="M8967 7543v336" svg:viewBox="0 0 1 337">
          <text:p/>
        </draw:connector>
        <draw:connector draw:style-name="gr19" draw:text-style-name="P32" draw:layer="layout" draw:type="line" svg:x1="8.967cm" svg:y1="9.335cm" svg:x2="8.967cm" svg:y2="9.664cm" draw:start-shape="id25" draw:start-glue-point="6" draw:end-shape="id22" draw:end-glue-point="5" svg:d="M8967 9335v329" svg:viewBox="0 0 1 330">
          <text:p/>
        </draw:connector>
        <draw:connector draw:style-name="gr19" draw:text-style-name="P32" draw:layer="layout" draw:type="line" svg:x1="8.967cm" svg:y1="12.084cm" svg:x2="8.979cm" svg:y2="12.43cm" draw:start-shape="id23" draw:start-glue-point="8" draw:end-shape="id26" draw:end-glue-point="4" svg:d="M8967 12084l12 346" svg:viewBox="0 0 13 347">
          <text:p/>
        </draw:connector>
        <draw:connector draw:style-name="gr44" draw:text-style-name="P32" draw:layer="layout" svg:x1="6.303cm" svg:y1="13.699cm" svg:x2="4.952cm" svg:y2="16.042cm" draw:start-shape="id26" draw:start-glue-point="5" draw:end-shape="id27" draw:end-glue-point="5" svg:d="M6303 13699h-1351v2343" svg:viewBox="0 0 1352 2344">
          <text:p/>
        </draw:connector>
        <draw:connector draw:style-name="gr45" draw:text-style-name="P32" draw:layer="layout" svg:x1="11.657cm" svg:y1="13.705cm" svg:x2="13.013cm" svg:y2="16.042cm" draw:start-shape="id26" draw:start-glue-point="7" draw:end-shape="id20" draw:end-glue-point="4" svg:d="M11657 13705h1356v2337" svg:viewBox="0 0 1357 2338">
          <text:p/>
        </draw:connector>
        <draw:connector draw:style-name="gr46" draw:text-style-name="P32" draw:layer="layout" svg:x1="10.367cm" svg:y1="17.313cm" svg:x2="8.98cm" svg:y2="19.436cm" draw:start-shape="id20" draw:start-glue-point="5" draw:end-shape="id28" draw:end-glue-point="5" svg:d="M10367 17313h-1387v2123" svg:viewBox="0 0 1388 2124">
          <text:p/>
        </draw:connector>
        <draw:connector draw:style-name="gr47" draw:text-style-name="P32" xml:id="id32" draw:id="id32" draw:layer="layout" draw:line-skew="-2.378cm" svg:x1="7.068cm" svg:y1="21.98cm" svg:x2="4.51cm" svg:y2="8.607cm" draw:end-shape="id25" draw:end-glue-point="5" svg:d="M7068 21980h-5438v-13373h2880" svg:viewBox="0 0 5439 13374">
          <text:p/>
        </draw:connector>
        <draw:connector draw:style-name="gr19" draw:text-style-name="P32" xml:id="id29" draw:id="id29" draw:layer="layout" draw:type="line" svg:x1="8.98cm" svg:y1="20.287cm" svg:x2="8.98cm" svg:y2="20.287cm" draw:start-shape="id28" draw:start-glue-point="8" svg:d="M8980 20287z" svg:viewBox="0 0 1 1">
          <text:p/>
        </draw:connector>
        <draw:connector draw:style-name="gr19" draw:text-style-name="P32" xml:id="id31" draw:id="id31" draw:layer="measurelines" draw:type="line" svg:x1="4.952cm" svg:y1="16.897cm" svg:x2="4.952cm" svg:y2="21.128cm" draw:start-shape="id27" draw:start-glue-point="8" svg:d="M4952 16897v4231" svg:viewBox="0 0 1 4232">
          <text:p/>
        </draw:connector>
        <draw:connector draw:style-name="gr19" draw:text-style-name="P32" xml:id="id30" draw:id="id30" draw:layer="measurelines" draw:type="line" svg:x1="8.98cm" svg:y1="20.287cm" svg:x2="8.984cm" svg:y2="21.104cm" draw:start-shape="id29" draw:start-glue-point="0" svg:d="M8980 20287l4 817" svg:viewBox="0 0 5 818">
          <text:p/>
        </draw:connector>
        <draw:connector draw:style-name="gr19" draw:text-style-name="P32" draw:layer="measurelines" draw:type="line" svg:x1="8.984cm" svg:y1="21.104cm" svg:x2="4.952cm" svg:y2="21.128cm" draw:start-shape="id30" draw:start-glue-point="3" draw:end-shape="id31" draw:end-glue-point="3" svg:d="M8984 21104l-4032 24" svg:viewBox="0 0 4033 25">
          <text:p/>
        </draw:connector>
        <draw:connector draw:style-name="gr19" draw:text-style-name="P32" draw:layer="measurelines" draw:type="line" svg:x1="7.068cm" svg:y1="21.98cm" svg:x2="7.068cm" svg:y2="21.128cm" draw:start-shape="id32" draw:start-glue-point="2" svg:d="M7068 21980v-852" svg:viewBox="0 0 1 853">
          <text:p/>
        </draw:connector>
        <draw:connector draw:style-name="gr48" draw:text-style-name="P32" draw:layer="measurelines" draw:line-skew="5.456cm 5.761cm" svg:x1="13.423cm" svg:y1="8.607cm" svg:x2="8.91cm" svg:y2="22.843cm" draw:start-shape="id25" draw:start-glue-point="7" draw:end-shape="id33" draw:end-glue-point="4" svg:d="M13423 8607h5957v13243h-10470v993" svg:viewBox="0 0 10471 14237">
          <text:p/>
        </draw:connector>
      </draw:page>
      <draw:page draw:name="page5" draw:style-name="dp1" draw:master-page-name="Обычный">
        <draw:custom-shape draw:style-name="gr49" draw:text-style-name="P2" xml:id="id34" draw:id="id34" draw:layer="layout" svg:width="3cm" svg:height="1cm" svg:x="9.5cm" svg:y="8.46cm">
          <text:p text:style-name="P1"><text:span text:style-name="T1">bool playAgain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7" draw:text-style-name="P2" xml:id="id40" draw:id="id40" draw:layer="layout" svg:width="5.5cm" svg:height="1.38cm" svg:x="8.25cm" svg:y="19.86cm">
          <text:p text:style-name="P1"><text:span text:style-name="T1">return</text:span></text:p>
          <text:p text:style-name="P1"><text:span text:style-name="T1">(player_answer == 'Y');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0" draw:text-style-name="P1" xml:id="id35" draw:id="id35" draw:layer="layout" svg:width="3.5cm" svg:height="0.99cm" svg:x="9.25cm" svg:y="9.87cm">
          <text:p text:style-name="P1"><text:span text:style-name="T1">char player_answer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" xml:id="id36" draw:id="id36" draw:layer="layout" svg:width="10.5cm" svg:height="1cm" svg:x="5.743cm" svg:y="12.061cm">
          <text:p text:style-name="P1"><text:span text:style-name="T1">cout &lt;&lt; "Хотите сыграть ещё раз? (Y/N)\n";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1" xml:id="id37" draw:id="id37" draw:layer="layout" svg:width="10.5cm" svg:height="1cm" svg:x="5.744cm" svg:y="13.462cm">
          <text:p text:style-name="P1"><text:span text:style-name="T1">cin &gt;&gt; player_answer;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33" xml:id="id38" draw:id="id38" draw:layer="layout" svg:width="9cm" svg:height="3.5cm" svg:x="6.5cm" svg:y="14.86cm">
          <text:p text:style-name="P33"><text:span text:style-name="T3">while</text:span></text:p>
          <text:p text:style-name="P33"><text:span text:style-name="T3">(player_answer != 'Y' &amp;&amp; player_answer != 'N');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9" draw:text-style-name="P34" draw:layer="layout" draw:type="line" svg:x1="11cm" svg:y1="9.46cm" svg:x2="11cm" svg:y2="9.87cm" draw:start-shape="id34" draw:start-glue-point="6" draw:end-shape="id35" draw:end-glue-point="4" svg:d="M11000 9460v410" svg:viewBox="0 0 1 411">
          <text:p/>
        </draw:connector>
        <draw:connector draw:style-name="gr19" draw:text-style-name="P34" xml:id="id39" draw:id="id39" draw:layer="layout" draw:type="line" svg:x1="11cm" svg:y1="10.86cm" svg:x2="10.993cm" svg:y2="12.061cm" draw:start-shape="id35" draw:start-glue-point="6" draw:end-shape="id36" draw:end-glue-point="5" svg:d="M11000 10860l-7 1201" svg:viewBox="0 0 8 1202">
          <text:p/>
        </draw:connector>
        <draw:connector draw:style-name="gr19" draw:text-style-name="P34" draw:layer="layout" draw:type="line" svg:x1="10.993cm" svg:y1="13.061cm" svg:x2="10.994cm" svg:y2="13.462cm" draw:start-shape="id36" draw:start-glue-point="8" draw:end-shape="id37" draw:end-glue-point="5" svg:d="M10993 13061l1 401" svg:viewBox="0 0 2 402">
          <text:p/>
        </draw:connector>
        <draw:connector draw:style-name="gr19" draw:text-style-name="P34" draw:layer="layout" draw:type="line" svg:x1="10.994cm" svg:y1="14.462cm" svg:x2="11cm" svg:y2="14.86cm" draw:start-shape="id37" draw:start-glue-point="8" draw:end-shape="id38" draw:end-glue-point="4" svg:d="M10994 14462l6 398" svg:viewBox="0 0 7 399">
          <text:p/>
        </draw:connector>
        <draw:connector draw:style-name="gr53" draw:text-style-name="P34" draw:layer="layout" draw:line-skew="0cm -1.249cm" svg:x1="11cm" svg:y1="18.36cm" svg:x2="10.996cm" svg:y2="11.46cm" draw:start-shape="id38" draw:start-glue-point="6" draw:end-shape="id39" draw:end-glue-point="0" svg:d="M11000 18360v502h-6250v-7402h6246" svg:viewBox="0 0 6251 7403">
          <text:p/>
        </draw:connector>
        <draw:connector draw:style-name="gr54" draw:text-style-name="P34" draw:layer="layout" draw:line-skew="0.248cm" svg:x1="15.5cm" svg:y1="16.61cm" svg:x2="11cm" svg:y2="19.86cm" draw:start-shape="id38" draw:start-glue-point="7" draw:end-shape="id40" draw:end-glue-point="4" svg:d="M15500 16610h750v2501h-5250v749" svg:viewBox="0 0 5251 32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1" svg:font-family="OpenSymbol, 'Arial Unicode MS'" style:font-charset="x-symbol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NSimSun2" svg:font-family="NSimSun" style:font-family-generic="modern" style:font-pitch="fixed"/>
    <style:font-face style:name="OpenSymbol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NSimSun" svg:font-family="NSimSun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41" draw:display-name="Стили стрелок 41" svg:viewBox="0 0 20 20" svg:d="M0 20l10-20 10 20z"/>
    <draw:marker draw:name="Стили_20_стрелок_20_45" draw:display-name="Стили стрелок 45" svg:viewBox="0 0 20 20" svg:d="M0 20l10-20 10 20z"/>
    <draw:marker draw:name="Стили_20_стрелок_20_46" draw:display-name="Стили стрелок 46" svg:viewBox="0 0 20 20" svg:d="M0 20l10-20 10 20z"/>
    <draw:marker draw:name="Стили_20_стрелок_20_47" draw:display-name="Стили стрелок 47" svg:viewBox="0 0 20 20" svg:d="M0 20l10-20 10 20z"/>
    <draw:marker draw:name="Стили_20_стрелок_20_52" draw:display-name="Стили стрелок 52" svg:viewBox="0 0 20 20" svg:d="M0 20l10-20 10 20z"/>
    <draw:marker draw:name="Стили_20_стрелок_20_53" draw:display-name="Стили стрелок 53" svg:viewBox="0 0 20 20" svg:d="M0 20l10-20 10 20z"/>
    <draw:marker draw:name="Стили_20_стрелок_20_54" draw:display-name="Стили стрелок 54" svg:viewBox="0 0 20 20" svg:d="M0 20l10-20 10 20z"/>
    <draw:marker draw:name="Стили_20_стрелок_20_56" draw:display-name="Стили стрелок 56" svg:viewBox="0 0 20 20" svg:d="M0 20l10-20 10 20z"/>
    <draw:marker draw:name="Стили_20_стрелок_20_57" draw:display-name="Стили стрелок 57" svg:viewBox="0 0 20 20" svg:d="M0 20l10-20 10 20z"/>
    <draw:marker draw:name="Стили_20_стрелок_20_58" draw:display-name="Стили стрелок 58" svg:viewBox="0 0 20 20" svg:d="M0 20l10-20 10 20z"/>
    <draw:marker draw:name="Стили_20_стрелок_20_59" draw:display-name="Стили стрелок 59" svg:viewBox="0 0 20 20" svg:d="M0 20l10-20 10 20z"/>
    <draw:marker draw:name="Стили_20_стрелок_20_60" draw:display-name="Стили стрелок 60" svg:viewBox="0 0 20 20" svg:d="M0 20l10-20 10 20z"/>
    <draw:marker draw:name="Стили_20_стрелок_20_61" draw:display-name="Стили стрелок 6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1" fo:font-family="'Times New Roman'" style:font-style-name="Обычный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fo:font-size="12pt" fo:language="ru" fo:country="RU" style:font-size-asian="12pt" style:language-asian="zh" style:country-asian="CN" style:font-size-complex="12pt" style:language-complex="hi" style:country-complex="IN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NSimSun2" style:font-family-asian="NSimSun" style:font-family-generic-asian="modern" style:font-pitch-asian="fixed" style:font-name-complex="Liberation Mono2" style:font-family-complex="'Liberation Mono', 'Courier New'" style:font-family-generic-complex="modern" style:font-pitch-complex="fixed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Верхний_20_колонтитул" style:display-name="Верх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Верхний_20_и_20_нижний_20_колонтитулы" style:display-name="Верхний и нижний колонтитулы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4T21:56:42.708000000</meta:creation-date>
    <dc:date>2021-11-01T19:32:32.918000000</dc:date>
    <meta:editing-duration>PT1H47M48S</meta:editing-duration>
    <meta:editing-cycles>12</meta:editing-cycles>
    <meta:generator>LibreOffice/7.1.5.2$Windows_X86_64 LibreOffice_project/85f04e9f809797b8199d13c421bd8a2b025d52b5</meta:generator>
    <meta:document-statistic meta:object-count="76"/>
  </office:meta>
</office:document-meta>
</file>